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ddb2b6"/>
    </style:style>
    <style:style style:name="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3" style:family="paragraph" style:parent-style-name="Title">
      <style:text-properties officeooo:rsid="00ddb2b6" officeooo:paragraph-rsid="00ddb2b6"/>
    </style:style>
    <style:style style:name="P4" style:family="paragraph" style:parent-style-name="Text_20_body" style:list-style-name="L8">
      <style:text-properties officeooo:rsid="010e0559" officeooo:paragraph-rsid="010e0559" fo:background-color="#ffff00"/>
    </style:style>
    <style:style style:name="P5" style:family="paragraph" style:parent-style-name="Text_20_body" style:list-style-name="L7">
      <style:text-properties officeooo:rsid="010ae8a6" officeooo:paragraph-rsid="010ae8a6" fo:background-color="#ffff00"/>
    </style:style>
    <style:style style:name="P6" style:family="paragraph" style:parent-style-name="Text_20_body" style:list-style-name="L6">
      <style:text-properties officeooo:rsid="010958bc" officeooo:paragraph-rsid="010958bc" fo:background-color="#ffff00"/>
    </style:style>
    <style:style style:name="P7" style:family="paragraph" style:parent-style-name="Text_20_body" style:list-style-name="L5">
      <style:text-properties officeooo:rsid="0106444b" officeooo:paragraph-rsid="0106444b" fo:background-color="#ffff00"/>
    </style:style>
    <style:style style:name="P8" style:family="paragraph" style:parent-style-name="Text_20_body">
      <style:text-properties officeooo:rsid="0104ae1c" officeooo:paragraph-rsid="00e2d07f"/>
    </style:style>
    <style:style style:name="P9" style:family="paragraph" style:parent-style-name="Text_20_body">
      <style:text-properties officeooo:rsid="01081440" officeooo:paragraph-rsid="01081440"/>
    </style:style>
    <style:style style:name="P10" style:family="paragraph" style:parent-style-name="Text_20_body">
      <style:text-properties officeooo:rsid="010ae8a6" officeooo:paragraph-rsid="010ae8a6"/>
    </style:style>
    <style:style style:name="P11" style:family="paragraph" style:parent-style-name="Heading_20_1">
      <style:text-properties officeooo:paragraph-rsid="00b6f1f1"/>
    </style:style>
    <style:style style:name="P12" style:family="paragraph" style:parent-style-name="Heading_20_2">
      <style:text-properties officeooo:rsid="0106444b" officeooo:paragraph-rsid="0106444b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fo:font-size="24pt" officeooo:rsid="00ac8783" style:font-size-asian="28pt" style:font-size-complex="28pt"/>
    </style:style>
    <style:style style:name="T5" style:family="text">
      <style:text-properties fo:font-size="24pt" officeooo:rsid="01061edb" style:font-size-asian="28pt" style:font-size-complex="28pt"/>
    </style:style>
    <style:style style:name="T6" style:family="text">
      <style:text-properties officeooo:rsid="010820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E</text:span><text:span text:style-name="T3">xtra: </text:span><text:span text:style-name="T5">Debugging Tools</text:span></text:p>
      <text:h text:style-name="P11" text:outline-level="1">Concepts</text:h>
      <text:h text:style-name="P12" text:outline-level="2">Breakpoints and navigating through code</text:h>
      <text:list xml:id="list583445019050787902" text:style-name="L5">
        <text:list-item>
          <text:p text:style-name="P7">What are breakpoints?</text:p>
        </text:list-item>
        <text:list-item>
          <text:p text:style-name="P7">What does “Step over” do?</text:p>
        </text:list-item>
        <text:list-item>
          <text:p text:style-name="P7">What does “Step into” do?</text:p>
        </text:list-item>
        <text:list-item>
          <text:p text:style-name="P7">What does “Step out” do?</text:p>
        </text:list-item>
      </text:list>
      <text:p text:style-name="P8"/>
      <text:h text:style-name="Heading_20_2" text:outline-level="2">Variable tracking</text:h>
      <text:list xml:id="list1159310455616880573" text:style-name="L6">
        <text:list-item>
          <text:p text:style-name="P6">What does the “Autos” window do?</text:p>
        </text:list-item>
        <text:list-item>
          <text:p text:style-name="P6">What does the “Locals” window do?</text:p>
        </text:list-item>
        <text:list-item>
          <text:p text:style-name="P6">What does the “Watch” window do?</text:p>
        </text:list-item>
      </text:list>
      <text:p text:style-name="P9"/>
      <text:h text:style-name="Heading_20_2" text:outline-level="2">Function <text:span text:style-name="T6">call </text:span>tracking</text:h>
      <text:list xml:id="list7303984483949064217" text:style-name="L7">
        <text:list-item>
          <text:p text:style-name="P5">What is the “Call Stack”?</text:p>
        </text:list-item>
      </text:list>
      <text:p text:style-name="P10"/>
      <text:h text:style-name="Heading_20_2" text:outline-level="2">Additional features</text:h>
      <text:list xml:id="list101366279852464212" text:style-name="L8">
        <text:list-item>
          <text:p text:style-name="P4">Look up the purpose of the “Immediate” window in Visual Studio.</text:p>
        </text:list-item>
        <text:list-item>
          <text:p text:style-name="P4">Look up the keyboard shortcuts for “Bookmarks” in Visual Studio.</text:p>
        </text:list-item>
        <text:list-item>
          <text:p text:style-name="P4">Look up the keyboard shortcuts for “Format Selection” in Visual Stud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ddb2b6"/>
    </style:style>
    <style:style style:name="M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 250, Spring 2018</text:span><text:tab/><text:tab/><text:span text:style-name="MT1">Notes for Extra: Debugging Tools</text:span></text:p>
      </style:header>
      <style:footer>
        <text:p text:style-name="MP2"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3H8M</meta:editing-duration>
    <meta:editing-cycles>229</meta:editing-cycles>
    <meta:generator>LibreOffice/5.1.4.2$Linux_X86_64 LibreOffice_project/10m0$Build-2</meta:generator>
    <dc:title>paged dated</dc:title>
    <dc:date>2018-01-20T19:29:36.279983672</dc:date>
    <meta:document-statistic meta:table-count="0" meta:image-count="0" meta:object-count="0" meta:page-count="1" meta:paragraph-count="19" meta:word-count="113" meta:character-count="617" meta:non-whitespace-character-count="533"/>
    <meta:template xlink:type="simple" xlink:actuate="onRequest" xlink:title="paged dated" xlink:href="../../../../../../.config/libreoffice/4/user/template/paged%20dated.ott" meta:date="2017-12-05T14:31:52.391181792"/>
  </office:meta>
</office:document-meta>
</file>